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1.7929in"/>
    </style:style>
    <style:style style:name="co3" style:family="table-column">
      <style:table-column-properties fo:break-before="auto" style:column-width="2.198in"/>
    </style:style>
    <style:style style:name="co4" style:family="table-column">
      <style:table-column-properties fo:break-before="auto" style:column-width="1.6189in"/>
    </style:style>
    <style:style style:name="co5" style:family="table-column">
      <style:table-column-properties fo:break-before="auto" style:column-width="2.6236in"/>
    </style:style>
    <style:style style:name="co6" style:family="table-column">
      <style:table-column-properties fo:break-before="auto" style:column-width="2.1846in"/>
    </style:style>
    <style:style style:name="co7" style:family="table-column">
      <style:table-column-properties fo:break-before="auto" style:column-width="2.4689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/>
    <style:style style:name="ce4" style:family="table-cell" style:parent-style-name="Default" style:data-style-name="N117"/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 style:data-style-name="N104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9" table:default-cell-style-name="ce3"/>
        <table:table-column table:style-name="co9" table:default-cell-style-name="ce4"/>
        <table:table-column table:style-name="co9" table:default-cell-style-name="Default"/>
        <table:table-column table:style-name="co9" table:default-cell-style-name="ce3"/>
        <table:table-row table:style-name="ro1">
          <table:table-cell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Parts</text:p>
          </table:table-cell>
          <table:table-cell office:value-type="string">
            <text:p>Description</text:p>
          </table:table-cell>
          <table:table-cell office:value-type="string">
            <text:p>DIGIKEY</text:p>
          </table:table-cell>
          <table:table-cell office:value-type="string">
            <text:p>DIGIKEY2</text:p>
          </table:table-cell>
          <table:table-cell office:value-type="string">
            <text:p>ORDER</text:p>
          </table:table-cell>
          <table:table-cell office:value-type="string">
            <text:p>Item cost</text:p>
          </table:table-cell>
          <table:table-cell office:value-type="string">
            <text:p>Tax</text:p>
          </table:table-cell>
          <table:table-cell office:value-type="string">
            <text:p>Total cost </text:p>
          </table:table-cell>
          <table:table-cell office:value-type="string">
            <text:p>BaseStatio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13, R14</text:p>
          </table:table-cell>
          <table:table-cell office:value-type="string">
            <text:p>RESISTOR, American symbol</text:p>
          </table:table-cell>
          <table:table-cell office:value-type="string">
            <text:p>311-0.0ARCT-ND</text:p>
          </table:table-cell>
          <table:table-cell table:number-columns-repeated="2"/>
          <table:table-cell office:value-type="currency" office:currency="USD" office:value="0.2">
            <text:p>$0.20</text:p>
          </table:table-cell>
          <table:table-cell office:value-type="percentage" office:value="0.12">
            <text:p>12.0%</text:p>
          </table:table-cell>
          <table:table-cell table:formula="of:=([.A2]*[.J2]) *(1+[.$K$2])" office:value-type="currency" office:currency="USD" office:value="0.448">
            <text:p>$0.45</text:p>
          </table:table-cell>
          <table:table-cell office:value-type="currency" office:currency="USD" office:value="0.45">
            <text:p>$0.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1 O</text:p>
          </table:table-cell>
          <table:table-cell office:value-type="string">
            <text:p>R-US_R1206W</text:p>
          </table:table-cell>
          <table:table-cell office:value-type="string">
            <text:p>R1206W</text:p>
          </table:table-cell>
          <table:table-cell office:value-type="string">
            <text:p>R2</text:p>
          </table:table-cell>
          <table:table-cell office:value-type="string">
            <text:p>RESISTOR, American symbol</text:p>
          </table:table-cell>
          <table:table-cell office:value-type="string">
            <text:p>CSR1206FTR100CT-ND</text:p>
          </table:table-cell>
          <table:table-cell table:number-columns-repeated="2"/>
          <table:table-cell office:value-type="currency" office:currency="USD" office:value="0.2">
            <text:p>$0.20</text:p>
          </table:table-cell>
          <table:table-cell/>
          <table:table-cell table:formula="of:=([.A3]*[.J3]) *(1+[.$K$2])" office:value-type="currency" office:currency="USD" office:value="0.224">
            <text:p>$0.22</text:p>
          </table:table-cell>
          <table:table-cell office:value-type="currency" office:currency="USD" office:value="0.22">
            <text:p>$0.2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0.1uf</text:p>
          </table:table-cell>
          <table:table-cell office:value-type="string">
            <text:p>C-USC0805</text:p>
          </table:table-cell>
          <table:table-cell office:value-type="string">
            <text:p>C0805</text:p>
          </table:table-cell>
          <table:table-cell office:value-type="string">
            <text:p>C2, C3, C4, C8, C10</text:p>
          </table:table-cell>
          <table:table-cell office:value-type="string">
            <text:p>CAPACITOR, American symbol</text:p>
          </table:table-cell>
          <table:table-cell office:value-type="string">
            <text:p>1276-1099-1-ND</text:p>
          </table:table-cell>
          <table:table-cell table:number-columns-repeated="2"/>
          <table:table-cell office:value-type="currency" office:currency="USD" office:value="0.2">
            <text:p>$0.20</text:p>
          </table:table-cell>
          <table:table-cell/>
          <table:table-cell table:formula="of:=([.A4]*[.J4]) *(1+[.$K$2])" office:value-type="currency" office:currency="USD" office:value="1.12">
            <text:p>$1.12</text:p>
          </table:table-cell>
          <table:table-cell office:value-type="currency" office:currency="USD" office:value="1.12">
            <text:p>$1.1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100K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1, R3, R4, R6, R7, R9, R10, R11, R12</text:p>
          </table:table-cell>
          <table:table-cell office:value-type="string">
            <text:p>RESISTOR, American symbol</text:p>
          </table:table-cell>
          <table:table-cell office:value-type="string">
            <text:p>2019-RK73H2ATTD1003FCT-ND</text:p>
          </table:table-cell>
          <table:table-cell/>
          <table:table-cell office:value-type="string">
            <text:p><text:s text:c="2"/></text:p>
          </table:table-cell>
          <table:table-cell office:value-type="currency" office:currency="USD" office:value="0.2">
            <text:p>$0.20</text:p>
          </table:table-cell>
          <table:table-cell/>
          <table:table-cell table:formula="of:=([.A5]*[.J5]) *(1+[.$K$2])" office:value-type="currency" office:currency="USD" office:value="2.016">
            <text:p>$2.02</text:p>
          </table:table-cell>
          <table:table-cell office:value-type="currency" office:currency="USD" office:value="0">
            <text:p>$0.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5</text:p>
          </table:table-cell>
          <table:table-cell office:value-type="string">
            <text:p>RESISTOR, American symbol</text:p>
          </table:table-cell>
          <table:table-cell office:value-type="string">
            <text:p>311-10.0KCRCT-ND</text:p>
          </table:table-cell>
          <table:table-cell/>
          <table:table-cell office:value-type="string">
            <text:p><text:s text:c="2"/></text:p>
          </table:table-cell>
          <table:table-cell office:value-type="currency" office:currency="USD" office:value="0.2">
            <text:p>$0.20</text:p>
          </table:table-cell>
          <table:table-cell/>
          <table:table-cell table:formula="of:=([.A6]*[.J6]) *(1+[.$K$2])" office:value-type="currency" office:currency="USD" office:value="0.224">
            <text:p>$0.22</text:p>
          </table:table-cell>
          <table:table-cell office:value-type="currency" office:currency="USD" office:value="0.22">
            <text:p>$0.2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50o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8</text:p>
          </table:table-cell>
          <table:table-cell office:value-type="string">
            <text:p>RESISTOR, American symbol</text:p>
          </table:table-cell>
          <table:table-cell office:value-type="string">
            <text:p>2019-RK73H2ATTD1500FCT-ND</text:p>
          </table:table-cell>
          <table:table-cell/>
          <table:table-cell office:value-type="string">
            <text:p><text:s text:c="2"/></text:p>
          </table:table-cell>
          <table:table-cell office:value-type="currency" office:currency="USD" office:value="0.2">
            <text:p>$0.20</text:p>
          </table:table-cell>
          <table:table-cell/>
          <table:table-cell table:formula="of:=([.A7]*[.J7]) *(1+[.$K$2])" office:value-type="currency" office:currency="USD" office:value="0.224">
            <text:p>$0.22</text:p>
          </table:table-cell>
          <table:table-cell office:value-type="currency" office:currency="USD" office:value="0.22">
            <text:p>$0.2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uf </text:p>
          </table:table-cell>
          <table:table-cell office:value-type="string">
            <text:p>C-USC0805</text:p>
          </table:table-cell>
          <table:table-cell office:value-type="string">
            <text:p>C0805</text:p>
          </table:table-cell>
          <table:table-cell office:value-type="string">
            <text:p>C5, C9, C11</text:p>
          </table:table-cell>
          <table:table-cell office:value-type="string">
            <text:p>CAPACITOR, American symbol</text:p>
          </table:table-cell>
          <table:table-cell office:value-type="string">
            <text:p>311-3497-1-ND</text:p>
          </table:table-cell>
          <table:table-cell/>
          <table:table-cell office:value-type="string">
            <text:p><text:s text:c="2"/></text:p>
          </table:table-cell>
          <table:table-cell office:value-type="currency" office:currency="USD" office:value="0.35">
            <text:p>$0.35</text:p>
          </table:table-cell>
          <table:table-cell/>
          <table:table-cell table:formula="of:=([.A8]*[.J8]) *(1+[.$K$2])" office:value-type="currency" office:currency="USD" office:value="1.176">
            <text:p>$1.18</text:p>
          </table:table-cell>
          <table:table-cell office:value-type="currency" office:currency="USD" office:value="1">
            <text:p>$1.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3.3V</text:p>
          </table:table-cell>
          <table:table-cell office:value-type="string">
            <text:p>S7V8F3_VOLT_REG-3V3_1AUP</text:p>
          </table:table-cell>
          <table:table-cell office:value-type="string">
            <text:p>S7V_UP</text:p>
          </table:table-cell>
          <table:table-cell office:value-type="string">
            <text:p>PWR1, PWR2, PWR3</text:p>
          </table:table-cell>
          <table:table-cell/>
          <table:table-cell office:value-type="string">
            <text:p>2183-2122-ND</text:p>
          </table:table-cell>
          <table:table-cell/>
          <table:table-cell office:value-type="string">
            <text:p><text:s text:c="2"/></text:p>
          </table:table-cell>
          <table:table-cell office:value-type="currency" office:currency="USD" office:value="5.95">
            <text:p>$5.95</text:p>
          </table:table-cell>
          <table:table-cell/>
          <table:table-cell table:formula="of:=([.A9]*[.J9]) *(1+[.$K$2])" office:value-type="currency" office:currency="USD" office:value="19.992">
            <text:p>$19.99</text:p>
          </table:table-cell>
          <table:table-cell office:value-type="currency" office:currency="USD" office:value="6">
            <text:p>$6.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V</text:p>
          </table:table-cell>
          <table:table-cell office:value-type="string">
            <text:p>S10V4F5UP</text:p>
          </table:table-cell>
          <table:table-cell office:value-type="string">
            <text:p>S10_UP</text:p>
          </table:table-cell>
          <table:table-cell office:value-type="string">
            <text:p>PWR4</text:p>
          </table:table-cell>
          <table:table-cell/>
          <table:table-cell office:value-type="string">
            <text:p>2183-2121-ND</text:p>
          </table:table-cell>
          <table:table-cell/>
          <table:table-cell office:value-type="string">
            <text:p><text:s text:c="2"/></text:p>
          </table:table-cell>
          <table:table-cell office:value-type="currency" office:currency="USD" office:value="4.5">
            <text:p>$4.50</text:p>
          </table:table-cell>
          <table:table-cell/>
          <table:table-cell table:formula="of:=([.A10]*[.J10]) *(1+[.$K$2])" office:value-type="currency" office:currency="USD" office:value="5.04">
            <text:p>$5.04</text:p>
          </table:table-cell>
          <table:table-cell office:value-type="currency" office:currency="USD" office:value="0">
            <text:p>$0.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90deg header</text:p>
          </table:table-cell>
          <table:table-cell office:value-type="string">
            <text:p>MA06-180DEG</text:p>
          </table:table-cell>
          <table:table-cell office:value-type="string">
            <text:p>MA06-1-90</text:p>
          </table:table-cell>
          <table:table-cell office:value-type="string">
            <text:p>J_PROG</text:p>
          </table:table-cell>
          <table:table-cell office:value-type="string">
            <text:p>PIN HEADER</text:p>
          </table:table-cell>
          <table:table-cell office:value-type="string">
            <text:p>2057-PH1RB-06-UA-ND</text:p>
          </table:table-cell>
          <table:table-cell/>
          <table:table-cell office:value-type="string">
            <text:p><text:s text:c="2"/></text:p>
          </table:table-cell>
          <table:table-cell office:value-type="currency" office:currency="USD" office:value="0.25">
            <text:p>$0.25</text:p>
          </table:table-cell>
          <table:table-cell/>
          <table:table-cell table:formula="of:=([.A11]*[.J11]) *(1+[.$K$2])" office:value-type="currency" office:currency="USD" office:value="0.28">
            <text:p>$0.28</text:p>
          </table:table-cell>
          <table:table-cell office:value-type="currency" office:currency="USD" office:value="0.28">
            <text:p>$0.2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9DOF</text:p>
          </table:table-cell>
          <table:table-cell office:value-type="string">
            <text:p>MOD2</text:p>
          </table:table-cell>
          <table:table-cell office:value-type="string">
            <text:p>our pcb</text:p>
          </table:table-cell>
          <table:table-cell office:value-type="string">
            <text:p>bmx160</text:p>
          </table:table-cell>
          <table:table-cell/>
          <table:table-cell office:value-type="string">
            <text:p><text:s text:c="2"/></text:p>
          </table:table-cell>
          <table:table-cell office:value-type="currency" office:currency="USD" office:value="26">
            <text:p>$26.00</text:p>
          </table:table-cell>
          <table:table-cell/>
          <table:table-cell table:formula="of:=([.A12]*[.J12]) *(1+[.$K$2])" office:value-type="currency" office:currency="USD" office:value="29.12">
            <text:p>$29.12</text:p>
          </table:table-cell>
          <table:table-cell office:value-type="currency" office:currency="USD" office:value="0">
            <text:p>$0.0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APP_CORE</text:p>
          </table:table-cell>
          <table:table-cell office:value-type="string">
            <text:p>APPCORE_RECEIVER</text:p>
          </table:table-cell>
          <table:table-cell office:value-type="string">
            <text:p>MOD1</text:p>
          </table:table-cell>
          <table:table-cell office:value-type="string">
            <text:p>Pins sockets for APP module</text:p>
          </table:table-cell>
          <table:table-cell office:value-type="string">
            <text:p>S7050-ND , twice</text:p>
          </table:table-cell>
          <table:table-cell office:value-type="string">
            <text:p>Or <text:s/>ED4564-17-ND twice</text:p>
          </table:table-cell>
          <table:table-cell office:value-type="string">
            <text:p><text:s text:c="2"/></text:p>
          </table:table-cell>
          <table:table-cell office:value-type="currency" office:currency="USD" office:value="1.1">
            <text:p>$1.10</text:p>
          </table:table-cell>
          <table:table-cell/>
          <table:table-cell table:formula="of:=([.A13]*[.J13]) *(1+[.$K$2])" office:value-type="currency" office:currency="USD" office:value="2.464">
            <text:p>$2.46</text:p>
          </table:table-cell>
          <table:table-cell office:value-type="currency" office:currency="USD" office:value="2.46">
            <text:p>$2.4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string">
            <text:p>BU-SMA-H</text:p>
          </table:table-cell>
          <table:table-cell office:value-type="string">
            <text:p>X2, X3</text:p>
          </table:table-cell>
          <table:table-cell office:value-type="string">
            <text:p>FEMALE SMA CONNECTOR , 90 deg.</text:p>
          </table:table-cell>
          <table:table-cell office:value-type="string">
            <text:p>WM4088-ND</text:p>
          </table:table-cell>
          <table:table-cell/>
          <table:table-cell office:value-type="string">
            <text:p><text:s text:c="2"/></text:p>
          </table:table-cell>
          <table:table-cell office:value-type="currency" office:currency="USD" office:value="3.75">
            <text:p>$3.75</text:p>
          </table:table-cell>
          <table:table-cell/>
          <table:table-cell table:formula="of:=([.A14]*[.J14]) *(1+[.$K$2])" office:value-type="currency" office:currency="USD" office:value="8.4">
            <text:p>$8.40</text:p>
          </table:table-cell>
          <table:table-cell office:value-type="currency" office:currency="USD" office:value="4.2">
            <text:p>$4.2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INA138</text:p>
          </table:table-cell>
          <table:table-cell office:value-type="string">
            <text:p>SOT23-5</text:p>
          </table:table-cell>
          <table:table-cell office:value-type="string">
            <text:p>IC1</text:p>
          </table:table-cell>
          <table:table-cell office:value-type="string">
            <text:p>High-Side Measurement Current Shunt Monitor</text:p>
          </table:table-cell>
          <table:table-cell office:value-type="string">
            <text:p>296-17936-2-ND</text:p>
          </table:table-cell>
          <table:table-cell/>
          <table:table-cell office:value-type="string">
            <text:p><text:s text:c="2"/></text:p>
          </table:table-cell>
          <table:table-cell office:value-type="currency" office:currency="USD" office:value="1.95">
            <text:p>$1.95</text:p>
          </table:table-cell>
          <table:table-cell/>
          <table:table-cell table:formula="of:=([.A15]*[.J15]) *(1+[.$K$2])" office:value-type="currency" office:currency="USD" office:value="2.184">
            <text:p>$2.18</text:p>
          </table:table-cell>
          <table:table-cell office:value-type="currency" office:currency="USD" office:value="0">
            <text:p>$0.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RFM22</text:p>
          </table:table-cell>
          <table:table-cell office:value-type="string">
            <text:p>RF1</text:p>
          </table:table-cell>
          <table:table-cell/>
          <table:table-cell office:value-type="string">
            <text:p>HOPE_RF</text:p>
          </table:table-cell>
          <table:table-cell office:value-type="string">
            <text:p>ebay, anarduino</text:p>
          </table:table-cell>
          <table:table-cell office:value-type="string">
            <text:p><text:s text:c="2"/></text:p>
          </table:table-cell>
          <table:table-cell office:value-type="currency" office:currency="USD" office:value="14">
            <text:p>$14.00</text:p>
          </table:table-cell>
          <table:table-cell/>
          <table:table-cell table:formula="of:=([.A16]*[.J16]) *(1+[.$K$2])" office:value-type="currency" office:currency="USD" office:value="15.68">
            <text:p>$15.68</text:p>
          </table:table-cell>
          <table:table-cell office:value-type="currency" office:currency="USD" office:value="15">
            <text:p>$15.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RFM23BP</text:p>
          </table:table-cell>
          <table:table-cell office:value-type="string">
            <text:p>RF2</text:p>
          </table:table-cell>
          <table:table-cell office:value-type="string">
            <text:p>RFM22BP 1W 433MHz Transceiver</text:p>
          </table:table-cell>
          <table:table-cell office:value-type="string">
            <text:p>HOPE_RF</text:p>
          </table:table-cell>
          <table:table-cell office:value-type="string">
            <text:p>ebay</text:p>
          </table:table-cell>
          <table:table-cell office:value-type="string">
            <text:p><text:s text:c="2"/></text:p>
          </table:table-cell>
          <table:table-cell office:value-type="currency" office:currency="USD" office:value="18">
            <text:p>$18.00</text:p>
          </table:table-cell>
          <table:table-cell/>
          <table:table-cell table:formula="of:=([.A17]*[.J17]) *(1+[.$K$2])" office:value-type="currency" office:currency="USD" office:value="20.16">
            <text:p>$20.16</text:p>
          </table:table-cell>
          <table:table-cell office:value-type="currency" office:currency="USD" office:value="0">
            <text:p>$0.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D_CARD</text:p>
          </table:table-cell>
          <table:table-cell office:value-type="string">
            <text:p>503182-1852</text:p>
          </table:table-cell>
          <table:table-cell office:value-type="string">
            <text:p>503182-1852_MOL</text:p>
          </table:table-cell>
          <table:table-cell office:value-type="string">
            <text:p>U2</text:p>
          </table:table-cell>
          <table:table-cell office:value-type="string">
            <text:p>Micro SD card holder </text:p>
          </table:table-cell>
          <table:table-cell office:value-type="string">
            <text:p>WM12834CT</text:p>
          </table:table-cell>
          <table:table-cell/>
          <table:table-cell office:value-type="string">
            <text:p><text:s text:c="2"/></text:p>
          </table:table-cell>
          <table:table-cell office:value-type="currency" office:currency="USD" office:value="3.35">
            <text:p>$3.35</text:p>
          </table:table-cell>
          <table:table-cell/>
          <table:table-cell table:formula="of:=([.A18]*[.J18]) *(1+[.$K$2])" office:value-type="currency" office:currency="USD" office:value="3.752">
            <text:p>$3.75</text:p>
          </table:table-cell>
          <table:table-cell office:value-type="currency" office:currency="USD" office:value="0">
            <text:p>$0.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SM04B-SRSS-TB</text:p>
          </table:table-cell>
          <table:table-cell office:value-type="string">
            <text:p>X4</text:p>
          </table:table-cell>
          <table:table-cell office:value-type="string">
            <text:p>JST connector, 1.0mm pitch4 contacts</text:p>
          </table:table-cell>
          <table:table-cell office:value-type="string">
            <text:p>455-1804-1-ND</text:p>
          </table:table-cell>
          <table:table-cell/>
          <table:table-cell office:value-type="string">
            <text:p><text:s text:c="2"/></text:p>
          </table:table-cell>
          <table:table-cell office:value-type="currency" office:currency="USD" office:value="0.55">
            <text:p>$0.55</text:p>
          </table:table-cell>
          <table:table-cell/>
          <table:table-cell table:formula="of:=([.A19]*[.J19]) *(1+[.$K$2])" office:value-type="currency" office:currency="USD" office:value="0.616">
            <text:p>$0.62</text:p>
          </table:table-cell>
          <table:table-cell office:value-type="currency" office:currency="USD" office:value="0.62">
            <text:p>$0.6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SN74HC4066PWRTSSOP</text:p>
          </table:table-cell>
          <table:table-cell office:value-type="string">
            <text:p>TSSOP14</text:p>
          </table:table-cell>
          <table:table-cell office:value-type="string">
            <text:p>IC2, IC3, IC4, IC5</text:p>
          </table:table-cell>
          <table:table-cell office:value-type="string">
            <text:p>Quad bilateral ANALOG SWITCH</text:p>
          </table:table-cell>
          <table:table-cell office:value-type="string">
            <text:p>296-8330-1-ND</text:p>
          </table:table-cell>
          <table:table-cell/>
          <table:table-cell office:value-type="string">
            <text:p><text:s text:c="2"/></text:p>
          </table:table-cell>
          <table:table-cell office:value-type="currency" office:currency="USD" office:value="0.55">
            <text:p>$0.55</text:p>
          </table:table-cell>
          <table:table-cell/>
          <table:table-cell table:formula="of:=([.A20]*[.J20]) *(1+[.$K$2])" office:value-type="currency" office:currency="USD" office:value="2.464">
            <text:p>$2.46</text:p>
          </table:table-cell>
          <table:table-cell office:value-type="currency" office:currency="USD" office:value="0">
            <text:p>$0.0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TMP36GT9Z</text:p>
          </table:table-cell>
          <table:table-cell office:value-type="string">
            <text:p>TO92-INLINE</text:p>
          </table:table-cell>
          <table:table-cell office:value-type="string">
            <text:p>TMP_3,TMP_1,TMP_2,TMP_4</text:p>
          </table:table-cell>
          <table:table-cell/>
          <table:table-cell office:value-type="string">
            <text:p>TMP36GT9Z-ND</text:p>
          </table:table-cell>
          <table:table-cell table:number-columns-repeated="2"/>
          <table:table-cell office:value-type="currency" office:currency="USD" office:value="1.5">
            <text:p>$1.50</text:p>
          </table:table-cell>
          <table:table-cell/>
          <table:table-cell table:formula="of:=([.A21]*[.J21]) *(1+[.$K$2])" office:value-type="currency" office:currency="USD" office:value="6.72">
            <text:p>$6.72</text:p>
          </table:table-cell>
          <table:table-cell office:value-type="currency" office:currency="USD" office:value="0">
            <text:p>$0.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ire 22ga</text:p>
          </table:table-cell>
          <table:table-cell office:value-type="string">
            <text:p>external hookup wire for TMP</text:p>
          </table:table-cell>
          <table:table-cell office:value-type="string">
            <text:p>TMP3P</text:p>
          </table:table-cell>
          <table:table-cell office:value-type="string">
            <text:p>4” each, with one each shrink tubing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 text:c="2"/></text:p>
          </table:table-cell>
          <table:table-cell office:value-type="currency" office:currency="USD" office:value="1.55">
            <text:p>$1.55</text:p>
          </table:table-cell>
          <table:table-cell/>
          <table:table-cell table:formula="of:=([.A22]*[.J22]) *(1+[.$K$2])" office:value-type="currency" office:currency="USD" office:value="10.416">
            <text:p>$10.42</text:p>
          </table:table-cell>
          <table:table-cell office:value-type="currency" office:currency="USD" office:value="0">
            <text:p>$0.00</text:p>
          </table:table-cell>
        </table:table-row>
        <table:table-row table:style-name="ro1">
          <table:table-cell/>
          <table:table-cell table:number-columns-repeated="8"/>
          <table:table-cell/>
          <table:table-cell/>
          <table:table-cell table:formula="of:=([.A23]*[.J23]) *(1+[.$K$2]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8"/>
          <table:table-cell/>
          <table:table-cell/>
          <table:table-cell table:formula="of:=([.A24]*[.J24]) *(1+[.$K$2])" office:value-type="float" office:value="0">
            <text:p>0</text:p>
          </table:table-cell>
          <table:table-cell/>
        </table:table-row>
        <table:table-row table:style-name="ro1">
          <table:table-cell table:number-columns-repeated="3" office:value-type="string">
            <text:p><text:s/></text:p>
          </table:table-cell>
          <table:table-cell/>
          <table:table-cell table:number-columns-repeated="4"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/>
          <table:table-cell table:formula="of:=([.A25]*[.J25]) *(1+[.$K$2]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able </text:p>
          </table:table-cell>
          <table:table-cell office:value-type="string">
            <text:p>External </text:p>
          </table:table-cell>
          <table:table-cell/>
          <table:table-cell office:value-type="string">
            <text:p>X4 to App board</text:p>
          </table:table-cell>
          <table:table-cell office:value-type="string">
            <text:p>4” cable with JST connectors on both ends</text:p>
          </table:table-cell>
          <table:table-cell table:style-name="ce2" office:value-type="string">
            <text:p>455-3631-ND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 office:value-type="currency" office:currency="USD" office:value="1.3">
            <text:p>$1.30</text:p>
          </table:table-cell>
          <table:table-cell/>
          <table:table-cell table:formula="of:=([.A26]*[.J26]) *(1+[.$K$2])" office:value-type="currency" office:currency="USD" office:value="1.456">
            <text:p>$1.46</text:p>
          </table:table-cell>
          <table:table-cell office:value-type="currency" office:currency="USD" office:value="1.46">
            <text:p>$1.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ble </text:p>
          </table:table-cell>
          <table:table-cell office:value-type="string">
            <text:p>External </text:p>
          </table:table-cell>
          <table:table-cell table:number-columns-repeated="2"/>
          <table:table-cell office:value-type="string">
            <text:p>6” long RG316 pigtail SMA/SMA</text:p>
          </table:table-cell>
          <table:table-cell office:value-type="string">
            <text:p>2057-CA-DKCA1-152L5-APAJ-ND</text:p>
          </table:table-cell>
          <table:table-cell/>
          <table:table-cell office:value-type="string">
            <text:p><text:s text:c="2"/></text:p>
          </table:table-cell>
          <table:table-cell office:value-type="currency" office:currency="USD" office:value="5.15">
            <text:p>$5.15</text:p>
          </table:table-cell>
          <table:table-cell/>
          <table:table-cell table:formula="of:=([.A27]*[.J27]) *(1+[.$K$2])" office:value-type="currency" office:currency="USD" office:value="11.536">
            <text:p>$11.54</text:p>
          </table:table-cell>
          <table:table-cell office:value-type="currency" office:currency="USD" office:value="5.15">
            <text:p>$5.15</text:p>
          </table:table-cell>
        </table:table-row>
        <table:table-row table:style-name="ro1">
          <table:table-cell/>
          <table:table-cell table:number-columns-repeated="8"/>
          <table:table-cell/>
          <table:table-cell/>
          <table:table-cell table:formula="of:=([.A28]*[.J28]) *(1+[.$K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CB</text:p>
          </table:table-cell>
          <table:table-cell office:value-type="string">
            <text:p>Board</text:p>
          </table:table-cell>
          <table:table-cell table:number-columns-repeated="2"/>
          <table:table-cell office:value-type="string">
            <text:p>PCB-Way 12 PCB order</text:p>
          </table:table-cell>
          <table:table-cell table:number-columns-repeated="3"/>
          <table:table-cell office:value-type="currency" office:currency="USD" office:value="30">
            <text:p>$30.00</text:p>
          </table:table-cell>
          <table:table-cell/>
          <table:table-cell table:formula="of:=([.A29]*[.J29])" office:value-type="currency" office:currency="USD" office:value="30">
            <text:p>$30.00</text:p>
          </table:table-cell>
          <table:table-cell office:value-type="currency" office:currency="USD" office:value="30">
            <text:p>$30.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nual soldering </text:p>
          </table:table-cell>
          <table:table-cell office:value-type="string">
            <text:p>4 Hrs at $80</text:p>
          </table:table-cell>
          <table:table-cell table:number-columns-repeated="2"/>
          <table:table-cell office:value-type="string">
            <text:p>Manual soldering </text:p>
          </table:table-cell>
          <table:table-cell table:number-columns-repeated="3"/>
          <table:table-cell office:value-type="currency" office:currency="USD" office:value="80">
            <text:p>$80.00</text:p>
          </table:table-cell>
          <table:table-cell/>
          <table:table-cell table:formula="of:=([.A30]*[.J30])" office:value-type="currency" office:currency="USD" office:value="320">
            <text:p>$320.00</text:p>
          </table:table-cell>
          <table:table-cell office:value-type="currency" office:currency="USD" office:value="190">
            <text:p>$190.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hipping</text:p>
          </table:table-cell>
          <table:table-cell table:number-columns-repeated="7"/>
          <table:table-cell office:value-type="currency" office:currency="USD" office:value="4">
            <text:p>$4.00</text:p>
          </table:table-cell>
          <table:table-cell/>
          <table:table-cell table:formula="of:=([.A31]*[.J31])" office:value-type="currency" office:currency="USD" office:value="4">
            <text:p>$4.00</text:p>
          </table:table-cell>
          <table:table-cell office:value-type="currency" office:currency="USD" office:value="4">
            <text:p>$4.00</text:p>
          </table:table-cell>
        </table:table-row>
        <table:table-row table:style-name="ro1">
          <table:table-cell/>
          <table:table-cell table:number-columns-repeated="8"/>
          <table:table-cell/>
          <table:table-cell/>
          <table:table-cell table:formula="of:=([.A32]*[.J32])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table:style-name="ce5" table:formula="of:=SUM([.L2:.L33])" office:value-type="currency" office:currency="USD" office:value="499.712">
            <text:p>$499.71</text:p>
          </table:table-cell>
          <table:table-cell table:formula="of:=SUM([.M2:.M32])" office:value-type="currency" office:currency="USD" office:value="262.4">
            <text:p>$262.4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>
            <text:p>Markup 33%</text:p>
          </table:table-cell>
          <table:table-cell table:number-columns-repeated="4"/>
          <table:table-cell table:style-name="ce6" table:formula="of:=([.L34])*1.33" office:value-type="currency" office:currency="USD" office:value="664.61696">
            <text:p>$664.62</text:p>
          </table:table-cell>
          <table:table-cell table:style-name="ce7" table:formula="of:=([.M34])*1.33" office:value-type="currency" office:currency="USD" office:value="348.992">
            <text:p>$348.99</text:p>
          </table:table-cell>
        </table:table-row>
        <table:table-row table:style-name="ro1" table:number-rows-repeated="1048539">
          <table:table-cell table:number-columns-repeated="13"/>
        </table:table-row>
        <table:table-row table:style-name="ro1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5">10/15/2021</text:date>, <text:time>10:1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1-10-15T10:17:25.77</dc:date>
    <dc:creator>Gary Stofer</dc:creator>
    <meta:editing-duration>P10DT21M33S</meta:editing-duration>
    <meta:editing-cycles>46</meta:editing-cycles>
    <meta:document-statistic meta:table-count="1" meta:cell-count="305" meta:object-count="0"/>
  </office:meta>
</office:document-meta>
</file>